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24" style:family="table-cell" style:parent-style-name="Default">
      <style:table-cell-properties fo:background-color="#ce181e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46fc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00ff4a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4" style:family="table-cell" style:parent-style-name="Default">
      <style:table-cell-properties fo:background-color="#00ff32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style:font-weight-asian="bold" style:font-weight-complex="bold"/>
    </style:style>
    <style:style style:name="T3" style:family="text">
      <style:text-properties style:language-asian="zh" style:country-asian="CN" style:font-relief="none" fo:font-size="10pt" style:language-complex="hi" style:country-complex="IN" style:font-name="Liberation Sans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complex="Lohit Devanagari" style:text-overline-style="none" style:text-overline-color="font-color" style:font-name-asian="Noto Sans CJK SC" fo:language="en" fo:country="US"/>
    </style:style>
    <style:style style:name="T4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Monospace" fo:language="none" fo:country="none" style:language-asian="none" style:country-asian="none" style:language-complex="none" style:country-complex="none" style:font-weight-asian="bold" style:font-weight-complex="bold"/>
    </style:style>
    <style:style style:name="T5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Liberation Sans" fo:language="en" fo:country="US" style:language-asian="zh" style:country-asian="CN" style:language-complex="hi" style:country-complex="IN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tect 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Detect </text:span> OLED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Detect </text:span> MPU6050</text:p>
          </table:table-cell>
          <table:table-cell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Detect hmc5883l <text:s/>магнітометр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Detect <text:span text:style-name="T2">ms5611</text:span>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Detect <text:span text:style-name="T2">apds9960</text:span>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d and save data from BME280 in main data structure (T, H and P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d and save data from MPU6050 in main data structure (acce X,Y,Z and gyro X,Y and Z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3">Read and save data from </text:span><text:span text:style-name="T4">ms5611</text:span><text:span text:style-name="T5"> in main data structure  (Pressure)</text:span></text:p>
          </table:table-cell>
          <table:table-cell table:style-name="ce34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14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data from AM2302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style-name="ce15"/>
          <table:table-cell table:number-columns-repeated="6"/>
        </table:table-row>
        <table:table-row table:style-name="ro1">
          <table:table-cell table:number-columns-repeated="2"/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2:39:39.054821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6-02T20:30:07.644277753</dc:date>
    <meta:editing-duration>P20DT8H54M52S</meta:editing-duration>
    <meta:editing-cycles>86</meta:editing-cycles>
    <meta:document-statistic meta:table-count="1" meta:cell-count="140" meta:object-count="0"/>
  </office:meta>
</office:document-meta>
</file>